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531b" officeooo:paragraph-rsid="0001531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1531b" officeooo:paragraph-rsid="0001531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337a" officeooo:paragraph-rsid="0009337a" style:font-size-asian="10.5pt" style:font-weight-asian="normal" style:font-size-complex="12pt" style:font-weight-complex="normal"/>
    </style:style>
    <style:style style:name="T1" style:family="text">
      <style:text-properties officeooo:rsid="00052157"/>
    </style:style>
    <style:style style:name="T2" style:family="text">
      <style:text-properties officeooo:rsid="00071edd"/>
    </style:style>
    <style:style style:name="T3" style:family="text">
      <style:text-properties officeooo:rsid="000a6231"/>
    </style:style>
    <style:style style:name="T4" style:family="text">
      <style:text-properties officeooo:rsid="000afffd"/>
    </style:style>
    <style:style style:name="T5" style:family="text">
      <style:text-properties officeooo:rsid="000c88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ntages et Inconvénients de Nodejs</text:p>
      <text:p text:style-name="P1"/>
      <text:p text:style-name="P2"/>
      <text:p text:style-name="P2">Avantages de Nodejs : </text:p>
      <text:p text:style-name="P2"/>
      <text:p text:style-name="P2">- application plus légère et plus rapide pour charger et traiter les données qu’avec <text:span text:style-name="T1">S</text:span>pringboot</text:p>
      <text:p text:style-name="P2">- <text:span text:style-name="T1">environnement d’exécution asynchrone et piloté par des évènements</text:span></text:p>
      <text:p text:style-name="P2">- <text:span text:style-name="T1">dans le projet il n’y a pas une grande quantité de tâches qui doivent être effectuées en simultané. Il n’est donc pas nécessaire d’utiliser Springboot</text:span></text:p>
      <text:p text:style-name="P2">- <text:span text:style-name="T2">le combat de cartes est un application réseau puisqu’il y a un système de chat avec les websockets, il est donc bien d’utiliser nodejs car il a été pensé pour cela</text:span></text:p>
      <text:p text:style-name="P2">- <text:span text:style-name="T2">très facile d’utiliser des websockets pour faire communiquer les différents serveurs</text:span></text:p>
      <text:p text:style-name="P2"/>
      <text:p text:style-name="P2"/>
      <text:p text:style-name="P3">Inconvénients de Nodejs :</text:p>
      <text:p text:style-name="P3">- <text:span text:style-name="T3">ne prend pas en charge le multi threading</text:span></text:p>
      <text:p text:style-name="P2">- <text:span text:style-name="T4">des potentiels problèmes d’exécution peuvent subvenir en l’absence de vérification stricte</text:span></text:p>
      <text:p text:style-name="P2">- <text:span text:style-name="T5">ne convient pas aux problèmes nécessitant beaucoup de calcul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5T08:49:53.447096126</meta:creation-date>
    <dc:date>2022-12-15T11:18:25.518687911</dc:date>
    <meta:editing-duration>PT5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38" meta:character-count="846" meta:non-whitespace-character-count="718"/>
  </office:meta>
</office:document-meta>
</file>